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78f9" officeooo:paragraph-rsid="000878f9"/>
    </style:style>
    <style:style style:name="P2" style:family="paragraph" style:parent-style-name="Standard">
      <style:text-properties officeooo:rsid="000a5b02" officeooo:paragraph-rsid="000a5b02"/>
    </style:style>
    <style:style style:name="P3" style:family="paragraph" style:parent-style-name="Standard" style:list-style-name="L1">
      <style:text-properties officeooo:rsid="000a5b02" officeooo:paragraph-rsid="000a5b02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nny Hegeland</text:p>
      <text:p text:style-name="P1">Programming Languages</text:p>
      <text:p text:style-name="P1">Dr. Merkel</text:p>
      <text:p text:style-name="P1">02/22/2014</text:p>
      <text:p text:style-name="P1"/>
      <text:p text:style-name="P2">38. Complete the following functional programming exercises using Scheme, ML, or Haskell:</text:p>
      <text:list xml:id="list2637945693248965891" text:style-name="L1">
        <text:list-item>
          <text:p text:style-name="P3">Write a tail-recursive function to compute the length of an arbitrary list.</text:p>
        </text:list-item>
        <text:list-item>
          <text:p text:style-name="P3">Write a function that computes the maximum and minimum of a list of integers.</text:p>
        </text:list-item>
        <text:list-item>
          <text:p text:style-name="P3">Write a function that collects integers from the user until a 0 is encountered and returns</text:p>
          <text:p text:style-name="P3">them in a list in the order they were input (Scheme or ML only).</text:p>
        </text:list-item>
        <text:list-item>
          <text:p text:style-name="P3">Use the functions you wrote for exercises (b) and (c) to write a program to input a 0-ended</text:p>
          <text:p text:style-name="P3">list of integers, print the list in the order entered, and print the maximum and minimum of</text:p>
          <text:p text:style-name="P3">the list. For this exercise, use only Scheme or ML.</text:p>
        </text:list-item>
        <text:list-item>
          <text:p text:style-name="P3">Write Quicksort for a list of integers (Scheme or ML only).</text:p>
        </text:list-item>
        <text:list-item>
          <text:p text:style-name="P3">Write Mergesort for a list of integers.</text:p>
        </text:list-item>
        <text:list-item>
          <text:p text:style-name="P3">A Pythagorean triple is a tuple of integers (x, y, z) such that x * x + y * y = z * z. Write a</text:p>
          <text:p text:style-name="P3">function with a parameter n to print all Pythagorean triples such that 1 ≤ x ≤ y ≤ z ≤ n.</text:p>
        </text:list-item>
        <text:list-item>
          <text:p text:style-name="P3">Write a higher-order function twice that takes as a parameter a function of one argument and</text:p>
          <text:p text:style-name="P3">returns a function that represents the application of that function to its argument twice. Given</text:p>
          <text:p text:style-name="P3">the usual definition of the square function, what function is (twice (twice square)) 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ny </meta:initial-creator>
    <meta:creation-date>2014-02-22T00:12:10.641139831</meta:creation-date>
    <dc:date>2014-02-22T00:15:26.843780698</dc:date>
    <dc:creator>kenny </dc:creator>
    <meta:editing-duration>PT2M42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19" meta:word-count="238" meta:character-count="1276" meta:non-whitespace-character-count="1051"/>
  </office:meta>
</office:document-meta>
</file>